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request.GETの働き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ラメーターがないときどうする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スマートな値の送り方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ターンはいろいろ作れ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1:27:48.836609921</dc:date>
    <meta:editing-duration>PT14H48S</meta:editing-duration>
    <meta:editing-cycles>16</meta:editing-cycles>
    <meta:document-statistic meta:table-count="1" meta:cell-count="285" meta:object-count="0"/>
    <meta:user-defined meta:name=""/>
  </office:meta>
</office:document-meta>
</file>